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4adb" officeooo:paragraph-rsid="00064adb"/>
    </style:style>
    <style:style style:name="P2" style:family="paragraph" style:parent-style-name="Standard">
      <style:text-properties officeooo:rsid="00064adb" officeooo:paragraph-rsid="00064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 PROJECT of Tom JEDUSOR</text:p>
      <text:p text:style-name="Standard"/>
      <text:p text:style-name="P2">I/ Equipe</text:p>
      <text:p text:style-name="P2"><text:tab/>- Natacha</text:p>
      <text:p text:style-name="P2"><text:tab/>-Marine</text:p>
      <text:p text:style-name="P2"><text:tab/>- Amandine</text:p>
      <text:p text:style-name="P2"><text:tab/>-Philippe</text:p>
      <text:p text:style-name="P2"/>
      <text:p text:style-name="P2">Mise en place d’un CV en ligne pour notre client Tom JEDUSOR. </text:p>
      <text:p text:style-name="P2">Du 9/03/20 au 13/03/20</text:p>
      <text:p text:style-name="P2"/>
      <text:p text:style-name="P2">II/ Maquette</text:p>
      <text:p text:style-name="P2"/>
      <text:p text:style-name="P2">III/ Fonctionnalité</text:p>
      <text:p text:style-name="P2"><text:tab/>-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1:03:33.025384486</meta:creation-date>
    <dc:date>2020-03-09T17:03:49.338375229</dc:date>
    <meta:editing-duration>PT5H39M56S</meta:editing-duration>
    <meta:editing-cycles>1</meta:editing-cycles>
    <meta:document-statistic meta:table-count="0" meta:image-count="0" meta:object-count="0" meta:page-count="1" meta:paragraph-count="11" meta:word-count="34" meta:character-count="191" meta:non-whitespace-character-count="161"/>
    <meta:generator>LibreOffice/6.3.4.2$Linux_X86_64 LibreOffice_project/30$Build-2</meta:generator>
  </office:meta>
</office:document-meta>
</file>